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865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865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5eb91e" draw:fill="none" fo:min-height="0.725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5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069a2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b4780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8e86a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729fcf" loext:opacity="100%" fo:background-color="transparent"/>
    </style:style>
    <style:style style:name="P13" style:family="paragraph">
      <loext:graphic-properties draw:fill="none"/>
      <style:text-properties fo:color="#ff860d" loext:opacity="100%" fo:background-color="transparent"/>
    </style:style>
    <style:style style:name="P14" style:family="paragraph">
      <loext:graphic-properties draw:fill="none"/>
      <style:text-properties fo:color="#ff5429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18" style:family="paragraph">
      <loext:graphic-properties draw:fill="none"/>
      <style:text-properties fo:color="#5eb91e" loext:opacity="100%"/>
    </style:style>
    <style:style style:name="P19" style:family="paragraph">
      <loext:graphic-properties draw:fill="none"/>
      <style:text-properties fo:color="#3465a4" loext:opacity="100%" fo:font-size="15pt" fo:background-color="transparent"/>
    </style:style>
    <style:style style:name="P20" style:family="paragraph">
      <loext:graphic-properties draw:fill="none"/>
      <style:text-properties fo:color="#127622" loext:opacity="100%" fo:font-size="15pt" fo:background-color="transparent"/>
    </style:style>
    <style:style style:name="P21" style:family="paragraph">
      <loext:graphic-properties draw:fill="none"/>
      <style:text-properties fo:color="#168253" loext:opacity="100%" fo:font-size="15pt"/>
    </style:style>
    <style:style style:name="P22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23" style:family="paragraph">
      <loext:graphic-properties draw:fill="none" draw:fill-color="#ffffff"/>
      <style:text-properties fo:color="#e8a202" loext:opacity="100%" style:font-name="3270 Nerd Font" fo:font-weight="bold"/>
    </style:style>
    <style:style style:name="P24" style:family="paragraph">
      <loext:graphic-properties draw:fill="none"/>
      <style:text-properties fo:color="#f10d0c" loext:opacity="100%" fo:font-size="15pt" fo:background-color="transparent"/>
    </style:style>
    <style:style style:name="P25" style:family="paragraph">
      <loext:graphic-properties draw:fill="none"/>
      <style:text-properties fo:color="#069a2e" loext:opacity="100%" fo:background-color="transparent"/>
    </style:style>
    <style:style style:name="P26" style:family="paragraph">
      <loext:graphic-properties draw:fill="none"/>
      <style:text-properties fo:color="#b47804" loext:opacity="100%"/>
    </style:style>
    <style:style style:name="P27" style:family="paragraph">
      <loext:graphic-properties draw:fill="none"/>
      <style:text-properties fo:color="#8e86ae" loext:opacity="100%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729fcf" loext:opacity="100%" style:font-name="3270 Nerd Font" fo:font-weight="bold" fo:background-color="transparent"/>
    </style:style>
    <style:style style:name="T8" style:family="text">
      <style:text-properties fo:color="#ff5429" loext:opacity="100%" style:font-name="3270 Nerd Font" fo:font-weight="bold" fo:background-color="transparent"/>
    </style:style>
    <style:style style:name="T9" style:family="text">
      <style:text-properties fo:color="#f10d0c" loext:opacity="100%" style:font-name="3270 Nerd Font" fo:font-weight="bold" fo:background-color="transparent"/>
    </style:style>
    <style:style style:name="T10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1" style:family="text">
      <style:text-properties fo:color="#3465a4" loext:opacity="100%" style:font-name="3270 Nerd Font" fo:font-size="15pt" fo:font-weight="bold" fo:background-color="transparent"/>
    </style:style>
    <style:style style:name="T12" style:family="text">
      <style:text-properties fo:color="#127622" loext:opacity="100%" style:font-name="3270 Nerd Font" fo:font-size="15pt" fo:font-weight="bold" fo:background-color="transparent"/>
    </style:style>
    <style:style style:name="T13" style:family="text">
      <style:text-properties fo:color="#168253" loext:opacity="100%" style:font-name="3270 Nerd Font" fo:font-size="15pt" fo:font-weight="bold"/>
    </style:style>
    <style:style style:name="T14" style:family="text">
      <style:text-properties fo:color="#5eb91e" loext:opacity="100%" style:font-name="3270 Nerd Font" fo:font-weight="bold"/>
    </style:style>
    <style:style style:name="T15" style:family="text">
      <style:text-properties fo:color="#e8a202" loext:opacity="100%" style:font-name="3270 Nerd Font" fo:font-weight="bold"/>
    </style:style>
    <style:style style:name="T16" style:family="text">
      <style:text-properties fo:color="#f10d0c" loext:opacity="100%" style:font-name="3270 Nerd Font" fo:font-size="15pt" fo:font-weight="bold" fo:background-color="transparent"/>
    </style:style>
    <style:style style:name="T17" style:family="text">
      <style:text-properties fo:color="#069a2e" loext:opacity="100%" style:font-name="3270 Nerd Font" fo:font-weight="bold" fo:background-color="transparent"/>
    </style:style>
    <style:style style:name="T18" style:family="text">
      <style:text-properties fo:color="#b47804" loext:opacity="100%" style:font-name="3270 Nerd Font" fo:font-weight="bold"/>
    </style:style>
    <style:style style:name="T19" style:family="text">
      <style:text-properties fo:color="#8e86ae" loext:opacity="100%" style:font-name="3270 Nerd Fon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65.4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65.4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1.115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1.115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1.115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1.115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1.115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1.115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1.115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1.115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1.115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1.115cm" svg:x="1.705cm" svg:y="17.625cm">
          <draw:text-box>
            <text:p><text:span text:style-name="T6">#</text:span></text:p>
          </draw:text-box>
        </draw:frame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1.115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1.115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1.115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1.115cm" svg:x="12.065cm" svg:y="10.26cm">
          <draw:text-box>
            <text:p><text:span text:style-name="T4">_</text:span></text:p>
          </draw:text-box>
        </draw:frame>
        <draw:frame draw:style-name="gr11" draw:text-style-name="P10" draw:layer="layout" svg:width="0.9cm" svg:height="1.115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1.115cm" svg:x="15.43cm" svg:y="10.577cm">
          <draw:text-box>
            <text:p><text:span text:style-name="T5">?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1.115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1.115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1.115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1.115cm" svg:x="15.375cm" svg:y="15.75cm">
          <draw:text-box>
            <text:p><text:span text:style-name="T6">-</text:span></text:p>
          </draw:text-box>
        </draw:frame>
        <draw:frame draw:style-name="gr15" draw:text-style-name="P12" draw:layer="layout" svg:width="0.545cm" svg:height="1.115cm" svg:x="3.175cm" svg:y="27.56cm">
          <draw:text-box>
            <text:p><text:span text:style-name="T7">É</text:span></text:p>
          </draw:text-box>
        </draw:frame>
        <draw:g draw:style-name="gr1">
          <draw:custom-shape draw:style-name="gr2" draw:text-style-name="P1" draw:layer="layout" svg:width="1.2cm" svg:height="1.2cm" svg:x="5.5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13" draw:layer="layout" svg:x1="6.35cm" svg:y1="56.799cm" svg:x2="6.35cm" svg:y2="55.299cm">
          <text:p/>
        </draw:line>
        <draw:line draw:style-name="gr16" draw:text-style-name="P13" draw:layer="layout" svg:x1="11.43cm" svg:y1="56.799cm" svg:x2="11.43cm" svg:y2="55.299cm">
          <text:p/>
        </draw:line>
        <draw:line draw:style-name="gr16" draw:text-style-name="P13" draw:layer="layout" svg:x1="11.43cm" svg:y1="55.299cm" svg:x2="6.35cm" svg:y2="55.299cm">
          <text:p/>
        </draw:line>
        <draw:frame draw:style-name="gr15" draw:text-style-name="P14" draw:layer="layout" svg:width="2.223cm" svg:height="1.115cm" svg:x="7.752cm" svg:y="54.374cm">
          <draw:text-box>
            <text:p><text:span text:style-name="T8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15" draw:text-style-name="P16" draw:layer="layout" svg:width="0.545cm" svg:height="1.115cm" svg:x="12.382cm" svg:y="22.824cm">
          <draw:text-box>
            <text:p><text:span text:style-name="T9">`</text:span></text:p>
          </draw:text-box>
        </draw:frame>
        <draw:frame draw:style-name="gr17" draw:text-style-name="P17" draw:layer="layout" svg:width="1.27cm" svg:height="0.975cm" svg:x="12.7cm" svg:y="64.032cm">
          <draw:text-box>
            <text:p><text:span text:style-name="T10">CW</text:span></text:p>
          </draw:text-box>
        </draw:frame>
        <draw:path draw:style-name="gr18" draw:text-style-name="P18" draw:layer="layout" svg:width="6.279cm" svg:height="0.812cm" draw:transform="skewX (0.469319035861275) rotate (-0.352207443052455) translate (1.2700001249893cm 56.0949998837233cm)" svg:viewBox="0 0 6280 813" svg:d="M0 0c3420 0 6280 813 6280 813">
          <text:p/>
        </draw:path>
        <draw:frame draw:style-name="gr17" draw:text-style-name="P19" draw:layer="layout" svg:width="2.858cm" svg:height="0.975cm" svg:x="1.587cm" svg:y="57.452cm">
          <draw:text-box>
            <text:p><text:span text:style-name="T11">Ctl</text:span><text:span text:style-name="T11">+Sf</text:span><text:span text:style-name="T11">t</text:span></text:p>
          </draw:text-box>
        </draw:frame>
        <draw:path draw:style-name="gr18" draw:text-style-name="P18" draw:layer="layout" svg:width="7.572cm" svg:height="0.932cm" draw:transform="skewX (0.522027979271504) rotate (-0.331787090804122) translate (1.27100009927314cm 55.6179999134595cm)" svg:viewBox="0 0 7573 933" svg:d="M0 0c4124 0 7573 933 7573 933">
          <text:p/>
        </draw:path>
        <draw:frame draw:style-name="gr17" draw:text-style-name="P19" draw:layer="layout" svg:width="2.858cm" svg:height="0.975cm" svg:x="2.54cm" svg:y="55.387cm">
          <draw:text-box>
            <text:p><text:span text:style-name="T11">Alt</text:span><text:span text:style-name="T11">+Sf</text:span><text:span text:style-name="T11">t</text:span></text:p>
          </draw:text-box>
        </draw:frame>
        <draw:line draw:style-name="gr19" draw:text-style-name="P18" draw:layer="layout" svg:x1="6.667cm" svg:y1="59.427cm" svg:x2="8.199cm" svg:y2="59.427cm">
          <text:p/>
        </draw:line>
        <draw:frame draw:style-name="gr17" draw:text-style-name="P19" draw:layer="layout" svg:width="2.858cm" svg:height="0.975cm" svg:x="6.349cm" svg:y="59.744cm">
          <draw:text-box>
            <text:p><text:span text:style-name="T11">S</text:span><text:span text:style-name="T11">f</text:span><text:span text:style-name="T11">t</text:span></text:p>
          </draw:text-box>
        </draw:frame>
        <draw:path draw:style-name="gr20" draw:text-style-name="P6" draw:layer="layout" svg:width="6.426cm" svg:height="2.408cm" draw:transform="skewX (0.321315115292156) rotate (-0.321664181142555) translate (6.60232402498365cm 64.6970265204996cm)" svg:viewBox="0 0 6427 2409" svg:d="M0 2409c4016 0 6427-2409 6427-2409">
          <text:p/>
        </draw:path>
        <draw:frame draw:style-name="gr17" draw:text-style-name="P20" draw:layer="layout" svg:width="2.858cm" svg:height="0.975cm" svg:x="7.302cm" svg:y="67.452cm">
          <draw:text-box>
            <text:p><text:span text:style-name="T12">Adj</text:span><text:span text:style-name="T12">ust</text:span></text:p>
          </draw:text-box>
        </draw:frame>
        <draw:path draw:style-name="gr21" draw:text-style-name="P18" draw:layer="layout" svg:width="1.525cm" svg:height="0.137cm" draw:transform="skewX (1.23918376891597) rotate (-1.80711390751493) translate (11.7872915729455cm 57.3083440901735cm)" svg:viewBox="0 0 1526 138" svg:d="M1526 0c-831-1-1526 138-1526 138">
          <text:p/>
        </draw:path>
        <draw:frame draw:style-name="gr22" draw:text-style-name="P21" draw:layer="layout" svg:width="2.133cm" svg:height="0.975cm" svg:x="9.297cm" svg:y="57.292cm">
          <draw:text-box>
            <text:p><text:span text:style-name="T13">L</text:span><text:span text:style-name="T13">e</text:span><text:span text:style-name="T13">a</text:span><text:span text:style-name="T13">d</text:span><text:span text:style-name="T13">e</text:span><text:span text:style-name="T13">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15" draw:text-style-name="P16" draw:layer="layout" svg:width="0.953cm" svg:height="1.115cm" svg:x="4.762cm" svg:y="22.542cm">
          <draw:text-box>
            <text:p><text:span text:style-name="T9">@</text:span></text:p>
          </draw:text-box>
        </draw:frame>
        <draw:line draw:style-name="gr23" draw:text-style-name="P6" draw:layer="layout" svg:x1="3.612cm" svg:y1="22.952cm" svg:x2="2.412cm" svg:y2="21.977cm">
          <text:p/>
        </draw:line>
        <draw:frame draw:style-name="gr10" draw:text-style-name="P22" draw:layer="layout" svg:width="0.9cm" svg:height="1.115cm" svg:x="1.487cm" svg:y="21.157cm">
          <draw:text-box>
            <text:p><text:span text:style-name="T14">\</text:span></text:p>
          </draw:text-box>
        </draw:frame>
        <draw:line draw:style-name="gr23" draw:text-style-name="P6" draw:layer="layout" svg:x1="14.14cm" svg:y1="22.882cm" svg:x2="15.34cm" svg:y2="21.907cm">
          <text:p/>
        </draw:line>
        <draw:frame draw:style-name="gr10" draw:text-style-name="P22" draw:layer="layout" svg:width="0.9cm" svg:height="1.115cm" svg:x="15.292cm" svg:y="21.19cm">
          <draw:text-box>
            <text:p><text:span text:style-name="T14">/</text:span></text:p>
          </draw:text-box>
        </draw:frame>
        <draw:line draw:style-name="gr19" draw:text-style-name="P18" draw:layer="layout" svg:x1="4.762cm" svg:y1="59.427cm" svg:x2="6.294cm" svg:y2="59.427cm">
          <text:p/>
        </draw:line>
        <draw:frame draw:style-name="gr17" draw:text-style-name="P19" draw:layer="layout" svg:width="2.858cm" svg:height="0.975cm" svg:x="4.127cm" svg:y="59.744cm">
          <draw:text-box>
            <text:p><text:span text:style-name="T11">Enter</text:span></text:p>
          </draw:text-box>
        </draw:frame>
        <draw:path draw:style-name="gr24" draw:text-style-name="P18" draw:layer="layout" svg:width="4.969cm" svg:height="0.659cm" draw:transform="skewX (-0.462512251778497) rotate (-2.78868707883654) translate (17.3639867115198cm 64.5375730403864cm)" svg:viewBox="0 0 4970 660" svg:d="M4970 0c-2706 7-4970 660-4970 660">
          <text:p/>
        </draw:path>
        <draw:frame draw:style-name="gr17" draw:text-style-name="P17" draw:layer="layout" svg:width="1.27cm" svg:height="0.975cm" svg:x="14.605cm" svg:y="65.39cm">
          <draw:text-box>
            <text:p><text:span text:style-name="T10">C</text:span><text:span text:style-name="T10">A</text:span><text:span text:style-name="T10">P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3" draw:layer="layout" svg:width="0.9cm" svg:height="1.115cm" svg:x="0.37cm" svg:y="23.459cm">
          <draw:text-box>
            <text:p><text:span text:style-name="T15">«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25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3" draw:layer="layout" svg:width="0.9cm" svg:height="1.115cm" svg:x="16.41cm" svg:y="23.359cm">
          <draw:text-box>
            <text:p><text:span text:style-name="T15">»</text:span></text:p>
          </draw:text-box>
        </draw:frame>
        <draw:frame draw:style-name="gr15" draw:text-style-name="P12" draw:layer="layout" svg:width="1.27cm" svg:height="1.115cm" svg:x="2.857cm" svg:y="30.227cm">
          <draw:text-box>
            <text:p><text:span text:style-name="T7">Q</text:span><text:span text:style-name="T7">U</text:span></text:p>
          </draw:text-box>
        </draw:frame>
        <draw:path draw:style-name="gr26" draw:text-style-name="P6" draw:layer="layout" svg:width="2.727cm" svg:height="0.91cm" draw:transform="skewX (0.523075176822701) rotate (-0.169820536219049) translate (4.00999962521807cm 31.1150004516332cm)" svg:viewBox="0 0 2728 911" svg:d="M0 0c2251 0 2728 911 2728 911">
          <text:p/>
        </draw:path>
        <draw:path draw:style-name="gr24" draw:text-style-name="P18" draw:layer="layout" svg:width="5.577cm" svg:height="0.579cm" draw:transform="skewX (-0.693419311817347) rotate (-2.87438274510946) translate (16.8105808849325cm 64.1474027936664cm)" svg:viewBox="0 0 5578 580" svg:d="M5578 0c-3037 6-5578 580-5578 580">
          <text:p/>
        </draw:path>
        <draw:line draw:style-name="gr7" draw:text-style-name="P18" draw:layer="layout" svg:x1="11.168cm" svg:y1="59.487cm" svg:x2="12.7cm" svg:y2="59.487cm">
          <text:p/>
        </draw:line>
        <draw:frame draw:style-name="gr17" draw:text-style-name="P24" draw:layer="layout" svg:width="2.858cm" svg:height="0.975cm" svg:x="10.377cm" svg:y="59.705cm">
          <draw:text-box>
            <text:p><text:span text:style-name="T16">FN</text:span></text:p>
          </draw:text-box>
        </draw:frame>
        <draw:frame draw:style-name="gr12" draw:text-style-name="P7" draw:layer="layout" svg:width="0.545cm" svg:height="1.115cm" svg:x="0.635cm" svg:y="43.099cm">
          <draw:text-box>
            <text:p><text:span text:style-name="T4">Â</text:span></text:p>
          </draw:text-box>
        </draw:frame>
        <draw:frame draw:style-name="gr27" draw:text-style-name="P7" draw:layer="layout" svg:width="0.545cm" svg:height="1.115cm" svg:x="2.98cm" svg:y="42.222cm">
          <draw:text-box>
            <text:p><text:span text:style-name="T4">Ê</text:span></text:p>
          </draw:text-box>
        </draw:frame>
        <draw:path draw:style-name="gr28" draw:text-style-name="P6" draw:layer="layout" svg:width="2.547cm" svg:height="2.523cm" draw:transform="skewX (-0.401425727958696) rotate (-0.594808209079668) translate (3.81000007276028cm 41.6009996284074cm)" svg:viewBox="0 0 2548 2524" svg:d="M0 0c2102-1 2548 2524 2548 2524">
          <text:p/>
        </draw:path>
        <draw:path draw:style-name="gr28" draw:text-style-name="P18" draw:layer="layout" svg:width="3.476cm" svg:height="0.648cm" draw:transform="skewX (0.0836012711705284) rotate (-2.53788326532496) translate (15.5628943677295cm 43.7457128967403cm)" svg:viewBox="0 0 3477 649" svg:d="M3477 0c-1893 0-3477 649-3477 649">
          <text:p/>
        </draw:path>
        <draw:path draw:style-name="gr28" draw:text-style-name="P6" draw:layer="layout" svg:width="2.074cm" svg:height="1.859cm" draw:transform="skewX (-0.257261531743964) rotate (-0.497069770967985) translate (3.70999992564375cm 42.862000304915cm)" svg:viewBox="0 0 2075 1860" svg:d="M0 0c1710 1 2075 1860 2075 1860">
          <text:p/>
        </draw:path>
        <draw:path draw:style-name="gr28" draw:text-style-name="P18" draw:layer="layout" svg:width="4.676cm" svg:height="0.588cm" draw:transform="skewX (-0.501433094097971) rotate (-2.8021261140769) translate (17.1100438558649cm 44.4796478491474cm)" svg:viewBox="0 0 4677 589" svg:d="M4677 0c-2547 0-4677 589-4677 589">
          <text:p/>
        </draw:path>
        <draw:frame draw:style-name="gr27" draw:text-style-name="P7" draw:layer="layout" svg:width="0.545cm" svg:height="1.115cm" svg:x="15.33cm" svg:y="42.415cm">
          <draw:text-box>
            <text:p><text:span text:style-name="T4">Î</text:span></text:p>
          </draw:text-box>
        </draw:frame>
        <draw:frame draw:style-name="gr27" draw:text-style-name="P7" draw:layer="layout" svg:width="0.635cm" svg:height="1.115cm" svg:x="16.61cm" svg:y="43.167cm">
          <draw:text-box>
            <text:p><text:span text:style-name="T4">Û</text:span></text:p>
          </draw:text-box>
        </draw:frame>
        <draw:path draw:style-name="gr28" draw:text-style-name="P6" draw:layer="layout" svg:width="5.112cm" svg:height="1.456cm" draw:transform="skewX (0.637394242828329) rotate (3.00667870241063) translate (4.76199985207515cm 46.037000152217cm)" svg:viewBox="0 0 5113 1457" svg:d="M0 0c4220-1 5113 1457 5113 1457">
          <text:p/>
        </draw:path>
        <draw:frame draw:style-name="gr15" draw:text-style-name="P25" draw:layer="layout" svg:width="0.545cm" svg:height="1.115cm" svg:x="3.047cm" svg:y="40.79cm">
          <draw:text-box>
            <text:p><text:span text:style-name="T17">Ô</text:span></text:p>
          </draw:text-box>
        </draw:frame>
        <draw:frame draw:style-name="gr12" draw:text-style-name="P26" draw:layer="layout" svg:width="0.545cm" svg:height="1.115cm" svg:x="0.489cm" svg:y="36.598cm">
          <draw:text-box>
            <text:p><text:span text:style-name="T18">À</text:span></text:p>
          </draw:text-box>
        </draw:frame>
        <draw:frame draw:style-name="gr27" draw:text-style-name="P26" draw:layer="layout" svg:width="0.545cm" svg:height="1.115cm" svg:x="3.034cm" svg:y="35.521cm">
          <draw:text-box>
            <text:p><text:span text:style-name="T18">É</text:span></text:p>
          </draw:text-box>
        </draw:frame>
        <draw:path draw:style-name="gr29" draw:text-style-name="P6" draw:layer="layout" svg:width="3.735cm" svg:height="2.021cm" draw:transform="skewX (0.187099295813792) rotate (-0.265813645078737) translate (3.81000007541529cm 36.1949998450543cm)" svg:viewBox="0 0 3736 2022" svg:d="M0 0c3082-1 3736 2022 3736 2022">
          <text:p/>
        </draw:path>
        <draw:path draw:style-name="gr29" draw:text-style-name="P6" draw:layer="layout" svg:width="6.786cm" svg:height="1.403cm" draw:transform="skewX (0.837583508032079) rotate (3.04437781425371) translate (6.35000042437937cm 39.3699996868372cm)" svg:viewBox="0 0 6787 1404" svg:d="M0 0c5601 0 6787 1404 6787 1404">
          <text:p/>
        </draw:path>
        <draw:path draw:style-name="gr29" draw:text-style-name="P18" draw:layer="layout" svg:width="5.919cm" svg:height="0.574cm" draw:transform="skewX (-0.738972405294399) rotate (-2.88904351082621) translate (17.1619240403029cm 37.8906059127814cm)" svg:viewBox="0 0 5920 575" svg:d="M5920 0c-3225 0-5920 575-5920 575">
          <text:p/>
        </draw:path>
        <draw:frame draw:style-name="gr27" draw:text-style-name="P26" draw:layer="layout" svg:width="0.635cm" svg:height="1.115cm" svg:x="16.611cm" svg:y="36.568cm">
          <draw:text-box>
            <text:p><text:span text:style-name="T18">Ù</text:span></text:p>
          </draw:text-box>
        </draw:frame>
        <draw:path draw:style-name="gr26" draw:text-style-name="P6" draw:layer="layout" svg:width="4.183cm" svg:height="2.872cm" draw:transform="skewX (0.000698131700797731) rotate (-0.348367718698068) translate (3.80999990177935cm 28.2570002697346cm)" svg:viewBox="0 0 4184 2873" svg:d="M0 0c3452 0 4184 2873 4184 2873">
          <text:p/>
        </draw:path>
        <draw:frame draw:style-name="gr27" draw:text-style-name="P27" draw:layer="layout" svg:width="0.545cm" svg:height="1.115cm" svg:x="2.98cm" svg:y="49.023cm">
          <draw:text-box>
            <text:p><text:span text:style-name="T19">Ë</text:span></text:p>
          </draw:text-box>
        </draw:frame>
        <draw:path draw:style-name="gr30" draw:text-style-name="P18" draw:layer="layout" svg:width="6.023cm" svg:height="0.709cm" draw:transform="skewX (-0.564439480094966) rotate (-2.82586259190402) translate (15.8865982049706cm 50.716321894616cm)" svg:viewBox="0 0 6024 710" svg:d="M6024 0c-3279 0-6024 710-6024 710">
          <text:p/>
        </draw:path>
        <draw:path draw:style-name="gr30" draw:text-style-name="P6" draw:layer="layout" svg:width="5.296cm" svg:height="2.055cm" draw:transform="skewX (0.429700061841004) rotate (-0.185703032412197) translate (3.70999978777835cm 49.563000301419cm)" svg:viewBox="0 0 5297 2056" svg:d="M0 0c4365 0 5297 2056 5297 2056">
          <text:p/>
        </draw:path>
        <draw:path draw:style-name="gr30" draw:text-style-name="P18" draw:layer="layout" svg:width="7.418cm" svg:height="0.57cm" draw:transform="skewX (-0.905127750084259) rotate (-2.94419591518924) translate (17.4343888435722cm 51.4499957225352cm)" svg:viewBox="0 0 7419 571" svg:d="M7419 0c-4040-1-7419 571-7419 571">
          <text:p/>
        </draw:path>
        <draw:frame draw:style-name="gr27" draw:text-style-name="P27" draw:layer="layout" svg:width="0.545cm" svg:height="1.115cm" svg:x="15.33cm" svg:y="49.216cm">
          <draw:text-box>
            <text:p><text:span text:style-name="T19">Ï</text:span></text:p>
          </draw:text-box>
        </draw:frame>
        <draw:frame draw:style-name="gr27" draw:text-style-name="P27" draw:layer="layout" svg:width="0.635cm" svg:height="1.115cm" svg:x="16.71cm" svg:y="50.068cm">
          <draw:text-box>
            <text:p><text:span text:style-name="T19">Ü</text:span></text:p>
          </draw:text-box>
        </draw:frame>
        <draw:frame draw:style-name="gr27" draw:text-style-name="P27" draw:layer="layout" svg:width="0.545cm" svg:height="1.115cm" svg:x="15.331cm" svg:y="47.917cm">
          <draw:text-box>
            <text:p><text:span text:style-name="T19">Ÿ</text:span></text:p>
          </draw:text-box>
        </draw:frame>
        <draw:path draw:style-name="gr30" draw:text-style-name="P18" draw:layer="layout" svg:width="6.299cm" svg:height="0.95cm" draw:transform="skewX (-0.282743338823081) rotate (-2.71189259174879) translate (15.8877750114885cm 49.6451399918779cm)" svg:viewBox="0 0 6300 951" svg:d="M6300 0c-3429 0-6300 951-6300 951">
          <text:p/>
        </draw:path>
        <draw:frame draw:style-name="gr15" draw:text-style-name="P12" draw:layer="layout" svg:width="0.545cm" svg:height="1.115cm" svg:x="1.777cm" svg:y="27.94cm">
          <draw:text-box>
            <text:p><text:span text:style-name="T7">Ç</text:span></text:p>
          </draw:text-box>
        </draw:frame>
        <draw:path draw:style-name="gr26" draw:text-style-name="P6" draw:layer="layout" svg:width="5.234cm" svg:height="2.729cm" draw:transform="skewX (0.215199096770901) rotate (-0.254643537865973) translate (2.539999877184cm 28.5750002415936cm)" svg:viewBox="0 0 5235 2730" svg:d="M0 0c4319 0 5235 2730 5235 273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8.8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9-22T11:00:59.295807248</dc:date>
    <meta:editing-duration>P2DT8H19M44S</meta:editing-duration>
    <meta:editing-cycles>218</meta:editing-cycles>
    <meta:generator>LibreOffice/24.2.6.2$Linux_X86_64 LibreOffice_project/420$Build-2</meta:generator>
    <meta:document-statistic meta:object-count="472"/>
  </office:meta>
</office:document-meta>
</file>